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d31e" officeooo:paragraph-rsid="0018d31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a1fd8" style:font-style-asian="normal" style:font-weight-asian="normal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officeooo:rsid="0018d31e" style:font-size-asian="18pt" style:font-style-asian="normal" style:font-weight-asian="normal" style:font-size-complex="18pt"/>
    </style:style>
    <style:style style:name="T6" style:family="text">
      <style:text-properties officeooo:rsid="0018d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The People’s Assembly, convening on the </text:span><text:span text:style-name="T5">30th</text:span><text:span text:style-name="T4"> of </text:span><text:span text:style-name="T5">September</text:span><text:span text:style-name="T4"> 2020 under the </text:span><text:span text:style-name="T5">25th</text:span><text:span text:style-name="T4"> PA Meeting.</text:span></text:p>
      <text:p text:style-name="P1"/>
      <text:p text:style-name="P1">The Assembly, recognising the current situation,</text:p>
      <text:p text:style-name="P1"/>
      <text:p text:style-name="P2">Constitutes the need to change the biweekly backups to weekly backups and include a spigot update with every backup if applicable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2">ComradeJackreed</text:p>
      <text:p text:style-name="P1"/>
      <text:p text:style-name="P1"/>
      <text:p text:style-name="P1"/>
      <text:p text:style-name="Standard"><text:span text:style-name="T1">[</text:span><text:span text:style-name="T2">Motion 25-3: To change the biweekly to weekly backups </text:span><text:span text:style-name="T3">and update the server file if applicabl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30T18:34:24.960845170</dc:date>
    <meta:editing-duration>PT1M44S</meta:editing-duration>
    <meta:editing-cycles>4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64" meta:character-count="408" meta:non-whitespace-character-count="352"/>
  </office:meta>
</office:document-meta>
</file>